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6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S. MORAIS,/</text:p>
      <text:p text:style-name="P7">546 N. FIFTH STREET/</text:p>
      <text:p text:style-name="P7">PHILADELPHIA, PA/</text:p>
      <text:p text:style-name="P7"/>
      <text:p text:style-name="P6">Brethren. <text:s/>Because I have made it a practice, for a long time, to address a lad,/ who belongs to our congregation, on the Sabbath <text:span text:style-name="T2">of</text:span><text:span text:style-name="T4"> after his having entered the thirteenth/ year of his birth, I am impelled to speak a few words this morning./ <text:s/>But before I </text:span><text:span text:style-name="T2">speak</text:span><text:span text:style-name="T4"> direct my speech to my young brother, I wish to offer </text:span><text:span text:style-name="T2">a few</text:span><text:span text:style-name="T4"> some passing remarks/ concerning myself. <text:s/>The solemn days, fast approaching, </text:span><text:span text:style-name="T2">involve</text:span><text:span text:style-name="T4"> entail/ physical and mental labors, which I undertake willingly, but with trepida-/-tion. <text:s/>For, I recognize the weakening of the flesh and the increasing poverty/ of the mind. <text:s/>Saying that much, I must tell that I am bid to spare my voice./ <text:s/>Hence I feel that I may venture to ask of my fellow-worshippers a great favor./ <text:s/>All know that it is my earnest desire to hear every one join me in/ chanting our ritual. <text:s/>I have always disapproved of a service con-/-ducted by proxy; a service in which the attendants at the Synagogue/ are silent spectators, and a paid choir--shame on us that it is/ very often composed of trinitarians--receives a stipulated compensation to/ vocally entertain the congregation. <text:s/>It does not require a vast/ amount of learning to realize that the minor sanctuaries, established/ during or shortly after the Babylonian captivity, were intended for the people/ at large </text:span><text:span text:style-name="T2">to</text:span><text:span text:style-name="T4"> that they might pray in concert, and not for a few elect to sing at the sound of instruments./ <text:s/>In fact, even the Law was originally expected to be read in turn by each/ person, who is called to it; as the very expression employed on the </text:span><text:soft-page-break/><text:span text:style-name="T4">occasion denotes. <text:s/>[Hebrew]/ "to read the Law". <text:s/>Pity, that the growing inability of a vast number/ of us to recite the Torah understandingly, compelled the abandonment/ of that usage. <text:s/>But surely, every one may easily gain familiarity/ with the ordinary melodies of our liturgy. <text:s/>Perhaps, an exception may be made/ with regard to thy chanting of the poems and propitiatory prayer for Rosh/ Hashanah and Yom Kippur, mention to the Sephardic School! <text:s/>Hence, the request to which I am about to make./ <text:s/>I would beg of all to modulate their voices and sing</text:span><text:span text:style-name="T2">ly</text:span><text:span text:style-name="T4"> correctly, gently, harmoniously,/ </text:span><text:span text:style-name="T2">and</text:span><text:span text:style-name="T4"> never hurriedly, </text:span><text:span text:style-name="T2">so that I may not</text:span><text:span text:style-name="T4"> lest I be obliged to strain my own voice, upon/ which I cannot, by any means, rely at all times, in </text:span><text:span text:style-name="T2">order</text:span><text:span text:style-name="T4"> the attempt to drown stronger/ voices than mine. <text:s/>But even more strenuously than that, I would/ urge my congregation to maintain a very decorous demeanour, especially/ on the day of the holy fast drawing nigh. <text:s/>It pains and confuses me to no-/-tice the unsteadiness of many, who go to and fro during the service, or/ remain in the vestibule, speaking, or motioning to female relatives in the/ gallery to come down. All may have observed such an objectionable/ deportment, and I recommend an improvement, for the honor of this house of/ our Lord, and for the respected name which this ancient congregation still bears./ <text:s/>Let me hope that words dictated by a kindly spirit, will be received with the same spirit of/ friendliness and brotherhood./</text:span></text:p>
      <text:p text:style-name="P6"><text:span text:style-name="T4"/></text:p>
      <text:p text:style-name="P6"><text:span text:style-name="T4">[Page 2]</text:span></text:p>
      <text:p text:style-name="P6"><text:span text:style-name="T4">I shall now address myself to Lionel Levy--our young brother </text:span><text:span text:style-name="T5">Bar Mitzvah</text:span><text:span text:style-name="T6">./ <text:s/>It has been your mother's wish that you could recite a portion of the Torah,/ designated for this Sabbath. <text:s/>So she has stated to me, and only her knowledge of your/ retiring disposition and bashfulness, </text:span><text:span text:style-name="T3">wh</text:span><text:span text:style-name="T6"> withheld her from asking that you would/ so gratify her. <text:s/>While for your dear mother's sake I would that you/ could have overcome a natural timidity so as to do her pleasure, I do not particu-/-larly </text:span><text:span text:style-name="T3">you</text:span><text:span text:style-name="T6"> regret your having abstained from undertaking the task. <text:s/>The commit-/-ting to memory a short or even a long section of the week's </text:span><text:span text:style-name="T5">parashah</text:span><text:span text:style-name="T6">, is not an/ assurance of remaining faithfully attached to the Torah. <text:s/>Many who did study/ the whole portion, and even the prophetic lesson of the day, made the future belie/ the hopes which their </text:span><text:span text:style-name="T3">young</text:span><text:span text:style-name="T6"> early days had awakened. <text:s/>What I pray for your sake// for the sake of this congregation, and for the sake of our religion, is that you may/ grow an honest; a consistent Jew. <text:s/>What I do devoutly pray for is, that in your/ manhood, even in your old age you may be found among such as feel it a pride to/ be reckoned among Israelites, who rather bear the world's undeserved contempt,/ than desert our camp. <text:s/>I believe that I voice the sentiments of both your parents,/ when I so address you. <text:s/>I shall be glad to continue to greet your presence/ always at our Hebrew and at the Sunday schools, and to encourage your progress in the know-/-ledge of our national language and our Bible./</text:span></text:p>
      <text:p text:style-name="P6"><text:span text:style-name="T6">May those who love you and watch over your welfare, discover that you have/ followed the lesson imparted in the book of Proverbs, namely [Hebrew]/ "Listen, O my son to the instruction of thy father, and forsake not the teaching of thy mo-/-ther." <text:s/>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30T13:33:55.31</meta:creation-date>
    <dc:date>2012-05-30T14:20:46.43</dc:date>
    <dc:creator>Penn Libraries</dc:creator>
    <meta:editing-duration>PT00H12M5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8" meta:word-count="1008" meta:character-count="6091"/>
  </office:meta>
</office:document-meta>
</file>